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viembre</text:p>
          </table:table-cell>
          <table:table-cell/>
          <table:table-cell office:value-type="string">
            <text:p>Parcial 1</text:p>
          </table:table-cell>
          <table:table-cell office:value-type="string">
            <text:p>calida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rcial 2</text:p>
          </table:table-cell>
          <table:table-cell office:value-type="string">
            <text:p>cambios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style-name="ce1"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arcial 3</text:p>
          </table:table-cell>
          <table:table-cell office:value-type="string">
            <text:p>testing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0">30/01/2022</text:date>, <text:time>22:5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22:25:41.63</meta:creation-date>
    <dc:date>2022-01-30T22:57:10.49</dc:date>
    <meta:editing-duration>PT16M18S</meta:editing-duration>
    <meta:editing-cycles>1</meta:editing-cycles>
    <meta:document-statistic meta:table-count="3" meta:cell-count="35" meta:object-count="0"/>
    <meta:generator>OpenOffice/4.1.11$Win32 OpenOffice.org_project/4111m1$Build-9808</meta:generator>
  </office:meta>
</office:document-meta>
</file>